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Pictures/1000000000000008000000083796B955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_35__20_Perc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Обычный-title">
      <style:graphic-properties fo:min-height="6.207cm" loext:decorative="false"/>
      <style:paragraph-properties style:writing-mode="lr-tb"/>
    </style:style>
    <style:style style:name="pr2" style:family="presentation" style:parent-style-name="Обычный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Обычный-title">
      <style:graphic-properties fo:min-height="2.629cm" loext:decorative="false"/>
      <style:paragraph-properties style:writing-mode="lr-tb"/>
    </style:style>
    <style:style style:name="pr4" style:family="presentation" style:parent-style-name="Обычный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style:font-name="Times New Roman" fo:font-size="24pt" style:font-name-asian="Times New Roman" style:font-size-asian="24pt" style:font-name-complex="Times New Roman" style:font-size-complex="24pt"/>
    </style:style>
    <style:style style:name="T2" style:family="text">
      <style:text-properties style:font-name="Times New Roman" fo:font-size="15pt" style:font-size-asian="13pt" style:font-name-complex="Times New Roman" style:font-size-complex="15pt"/>
    </style:style>
    <style:style style:name="T3" style:family="text">
      <style:text-properties style:font-name="Times New Roman" fo:font-size="40pt" fo:font-weight="bold" style:font-name-asian="Times New Roman" style:font-size-asian="40pt" style:font-weight-asian="bold" style:font-name-complex="Times New Roman" style:font-size-complex="40pt" style:font-weight-complex="bold"/>
    </style:style>
    <style:style style:name="T4" style:family="text">
      <style:text-properties style:font-name="Times New Roman" fo:font-size="40pt" fo:language="en" fo:country="US" style:font-name-asian="Times New Roman" style:font-size-asian="40pt" style:font-name-complex="Times New Roman" style:font-size-complex="40pt"/>
    </style:style>
    <style:style style:name="T5" style:family="text">
      <style:text-properties style:font-name="Times New Roman" fo:font-size="40pt" style:font-size-asian="40pt" style:font-name-complex="Times New Roman" style:font-size-complex="4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font-name="Times New Roman" fo:font-size="24pt" fo:font-weight="bold" style:font-name-asian="Times New Roman" style:font-size-asian="24pt" style:font-weight-asian="bold" style:font-name-complex="Times New Roman" style:font-size-complex="24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font-name="Times New Roman" fo:font-size="26pt" style:font-name-asian="Times New Roman" style:font-size-asian="26pt" style:font-name-complex="Times New Roman" style:font-size-complex="26pt"/>
    </style:style>
    <style:style style:name="T11" style:family="text">
      <style:text-properties style:font-name="Times New Roman" fo:font-size="20pt" style:font-name-asian="Times New Roman" style:font-size-asian="20pt" style:font-name-complex="Times New Roman" style:font-size-complex="20pt"/>
    </style:style>
    <style:style style:name="T1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6.207cm" svg:x="1.4cm" svg:y="3.5cm" presentation:class="title" presentation:user-transformed="true">
          <draw:text-box>
            <text:p><text:span text:style-name="T1">Дедюлькин Павел Павлович</text:span></text:p>
            <text:p><text:span text:style-name="T2"><text:line-break/></text:span><text:span text:style-name="T3"> </text:span><text:span text:style-name="T4">Pymunk </text:span><text:span text:style-name="T5">симуляция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2"><text:span text:style-name="T6">Введение:  </text:span></text:p>
          </draw:text-box>
        </draw:frame>
        <draw:frame presentation:style-name="pr4" draw:text-style-name="P4" draw:layer="layout" svg:width="25.199cm" svg:height="9.134cm" svg:x="1.5cm" svg:y="3.5cm" presentation:class="outline" presentation:user-transformed="true">
          <draw:text-box>
            <text:p><text:span text:style-name="T7">Описание идеи: </text:span></text:p>
            <text:p><text:span text:style-name="T1">Проект реализует приложение для простой симуляции движения и столкновения тел в пространстве с заданными параметрами.</text:span></text:p>
            <text:p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 text:style-name="P2"><text:span text:style-name="T8">Описание реализации:</text:span><text:span text:style-name="T9"> 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0">Расчёт симуляции реализован через библиотеку pymunk.</text:span></text:p>
              </text:list-item>
              <text:list-item>
                <text:p><text:span text:style-name="T10">Отрисовка через pygame.</text:span></text:p>
              </text:list-item>
              <text:list-item>
                <text:p><text:span text:style-name="T10">Интерфейс через PyQt.</text:span></text:p>
              </text:list-item>
              <text:list-item>
                <text:p><text:span text:style-name="T10">Сохранение параметров через базу данных.</text:span></text:p>
              </text:list-item>
            </text:list>
            <text:p><text:span text:style-name="T10"><text:s/></text:span><text:span text:style-name="T11">Подробная информация о реализации написана в пояснительной записке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2"><text:span text:style-name="T12">Заключение: 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Проект можно доработать добавив больше параметров для объектов.</text:span></text:p>
              </text:list-item>
              <text:list-item>
                <text:p><text:span text:style-name="T8">Интерфейс можно улучшить добавив стили для виджетов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_35__20_Percent" draw:display-name="5 Percent" xlink:href="Pictures/1000000000000008000000083796B95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List" style:family="graphic">
      <style:paragraph-properties style:text-autospace="none"/>
      <style:text-properties style:font-name-complex="Arial1" style:font-family-complex="Arial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Segoe UI" style:font-family-asian="'Segoe UI'" style:font-family-generic-asian="roman" style:font-pitch-asian="variable" style:language-asian="zh" style:country-asian="CN" style:font-name-complex="Arial2" style:font-family-complex="Arial" style:font-pitch-complex="variable" style:font-size-complex="12pt" style:language-complex="ru" style:country-complex="RU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Указатель" style:family="graphic">
      <style:paragraph-properties style:text-autospace="none"/>
      <style:text-properties style:font-name-complex="Arial1" style:font-family-complex="Arial" style:font-family-generic-complex="swiss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15T11:15:47.427430600</meta:creation-date>
    <dc:date>2025-11-15T21:09:19.458922300</dc:date>
    <meta:editing-duration>PT21M36S</meta:editing-duration>
    <meta:editing-cycles>3</meta:editing-cycles>
    <meta:generator>LibreOffice/25.8.2.2$Windows_X86_64 LibreOffice_project/d401f2107ccab8f924a8e2df40f573aab7605b6f</meta:generator>
    <meta:document-statistic meta:object-count="36"/>
  </office:meta>
</office:document-meta>
</file>